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1359F5DC11CB20E9802.png" manifest:media-type="image/png"/>
  <manifest:file-entry manifest:full-path="Pictures/100000000000018000000131E3A3AB50055E963F.png" manifest:media-type="image/png"/>
  <manifest:file-entry manifest:full-path="Pictures/10000000000004B000000276B42DB898E03AD1B5.jpg" manifest:media-type="image/jpeg"/>
  <manifest:file-entry manifest:full-path="Pictures/100000000000025E000001CD7ABC277C46DC6FB6.png" manifest:media-type="image/png"/>
  <manifest:file-entry manifest:full-path="Pictures/1000020100000508000003E06382176C35DE886A.png" manifest:media-type="image/png"/>
  <manifest:file-entry manifest:full-path="Pictures/10000000000001E1000000D2CFA480D2E91B1ADF.png" manifest:media-type="image/png"/>
  <manifest:file-entry manifest:full-path="Pictures/100002010000020000000200DD6B1FBCE2E082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standard">
      <style:graphic-properties draw:stroke="none" svg:stroke-color="#000000" draw:fill="none" draw:fill-color="#ffffff" fo:min-height="0.441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111cm" fo:min-width="6.1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7cm" svg:height="1.143cm" svg:x="4.415cm" svg:y="6.207cm">
          <draw:image xlink:href="Pictures/10000000000004B000000276B42DB898E03AD1B5.jpg" xlink:type="simple" xlink:show="embed" xlink:actuate="onLoad">
            <text:p/>
          </draw:image>
        </draw:frame>
        <draw:frame draw:style-name="gr1" draw:text-style-name="P1" draw:layer="layout" svg:width="4.445cm" svg:height="1.94cm" svg:x="3.032cm" svg:y="7.325cm">
          <draw:image xlink:href="Pictures/10000000000001E1000000D2CFA480D2E91B1ADF.png" xlink:type="simple" xlink:show="embed" xlink:actuate="onLoad">
            <text:p/>
          </draw:image>
        </draw:frame>
        <draw:frame draw:style-name="gr1" draw:text-style-name="P1" draw:layer="layout" svg:width="3.175cm" svg:height="2.445cm" svg:x="7.754cm" svg:y="2.977cm">
          <draw:image xlink:href="Pictures/1000020100000508000003E06382176C35DE886A.png" xlink:type="simple" xlink:show="embed" xlink:actuate="onLoad">
            <text:p/>
          </draw:image>
        </draw:frame>
        <draw:line draw:style-name="gr2" draw:text-style-name="P2" draw:layer="layout" svg:x1="7.096cm" svg:y1="7.096cm" svg:x2="8.239cm" svg:y2="5.953cm">
          <text:p/>
        </draw:line>
        <draw:frame draw:style-name="gr1" draw:text-style-name="P1" draw:layer="layout" svg:width="1.778cm" svg:height="1.778cm" svg:x="12.072cm" svg:y="7.708cm">
          <draw:image xlink:href="Pictures/100002010000020000000200DD6B1FBCE2E082E7.png" xlink:type="simple" xlink:show="embed" xlink:actuate="onLoad">
            <text:p/>
          </draw:image>
        </draw:frame>
        <draw:line draw:style-name="gr2" draw:text-style-name="P2" draw:layer="layout" svg:x1="10.525cm" svg:y1="5.953cm" svg:x2="11.541cm" svg:y2="7.096cm">
          <text:p/>
        </draw:line>
        <draw:frame draw:style-name="gr1" draw:text-style-name="P1" draw:layer="layout" svg:width="4.34cm" svg:height="3.302cm" svg:x="14.082cm" svg:y="6.946cm">
          <draw:image xlink:href="Pictures/100000000000025E000001CD7ABC277C46DC6FB6.png" xlink:type="simple" xlink:show="embed" xlink:actuate="onLoad">
            <text:p/>
          </draw:image>
        </draw:frame>
        <draw:frame draw:style-name="gr3" draw:text-style-name="P4" draw:layer="layout" svg:width="4.191cm" svg:height="1.433cm" svg:x="14.612cm" svg:y="5.921cm">
          <draw:text-box>
            <text:p text:style-name="P3"><text:span text:style-name="T1">Node-RED Dashboard under BBB</text:span></text:p>
          </draw:text-box>
        </draw:frame>
        <draw:frame draw:style-name="gr1" draw:text-style-name="P1" draw:layer="layout" svg:width="1.919cm" svg:height="1.524cm" svg:x="7.148cm" svg:y="7.685cm">
          <draw:image xlink:href="Pictures/100000000000018000000131E3A3AB50055E963F.png" xlink:type="simple" xlink:show="embed" xlink:actuate="onLoad">
            <text:p/>
          </draw:image>
        </draw:frame>
        <draw:frame draw:style-name="gr4" draw:text-style-name="P4" draw:layer="layout" svg:width="2.032cm" svg:height="0.691cm" svg:x="6.95cm" svg:y="9.222cm">
          <draw:text-box>
            <text:p text:style-name="P3"><text:span text:style-name="T1">BME280</text:span></text:p>
          </draw:text-box>
        </draw:frame>
        <draw:frame draw:style-name="gr5" draw:text-style-name="P4" draw:layer="layout" svg:width="3.937cm" svg:height="1.039cm" svg:x="3.136cm" svg:y="9.236cm">
          <draw:text-box>
            <text:p text:style-name="P3"><text:span text:style-name="T1">TTGO LILYGO board</text:span></text:p>
          </draw:text-box>
        </draw:frame>
        <draw:custom-shape draw:style-name="gr6" draw:text-style-name="P2" draw:layer="layout" svg:width="6.731cm" svg:height="4.445cm" svg:x="11.945cm" svg:y="5.93cm">
          <text:p/>
          <draw:enhanced-geometry svg:viewBox="0 0 21600 21600" draw:path-stretchpoint-x="10800" draw:path-stretchpoint-y="10800" draw:text-areas="?f3 ?f4 ?f5 ?f6" draw:type="round-rectangle" draw:modifiers="701.436725054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48cm" svg:height="1.46cm" svg:x="12.264cm" svg:y="5.232cm">
          <draw:image xlink:href="Pictures/10000000000001F1000001359F5DC11CB20E98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5:44:47.180086433</meta:creation-date>
    <dc:date>2020-04-17T16:19:06.783879335</dc:date>
    <meta:editing-duration>P1DT3M48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